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ecrm-1728" style:family="text">
      <style:text-properties fo:font-size="17.0pt"/>
    </style:style>
    <style:style style:name="ecrm-1200" style:family="text">
      <style:text-properties fo:font-size="12.0pt"/>
    </style:style>
    <style:style style:name="ecrm-0800" style:family="text">
      <style:text-properties fo:font-size="8.0pt"/>
    </style:style>
    <style:style style:name="ecbx-1000" style:family="text">
      <style:text-properties fo:font-weight="bold"/>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ecrm-1728">Governance of Artifacts of Multi-Level Health</text:span>
<text:span text:style-name="ecrm-1728">Information Modeling Projects</text:span></text:p>
      <text:p text:style-name="author"/>
      <text:p text:style-name="date"><text:span text:style-name="ecrm-1200">Published 2010-07-07</text:span></text:p>
      <!--end maketitle
-->
      <!--l. 23
-->
      <text:p text:style-name="First-line-indent">   The founders of the Multi-Level Health Information Modeling
(MLHIM) project and all sub-projects have set these guidelines in place
in order that all users and all potential contributors are aware of
their rights and obligations concerning any artifact under the MLHIM
umbrella<text:reference-mark text:name="x1-2f1"> </text:reference-mark><text:note text:note-class="footnote" text:id="fn1x0"><text:note-citation>1</text:note-citation><text:note-body> <text:p text:style-name="Footnote"><text:span text:style-name="ecrm-0800">Defined at http://www.mlhim.org and further detailed at https://launchpad.net/mlhim</text:span>
</text:p></text:note-body></text:note>
   </text:p>
      <!--start of section*
-->
      <text:h text:style-name="Heading-2" text:outline-level="2"><text:reference-mark text:name="x1-1000"> </text:reference-mark>Documentation </text:h>
      <!--l. 33
-->
      <text:p text:style-name="Text-body">All documentation must carry any one of the six licenses as defined on the Creative Commons
International website<text:reference-mark text:name="x1-1001f2"> </text:reference-mark><text:note text:note-class="footnote" text:id="fn2x0"><text:note-citation>2</text:note-citation><text:note-body> <text:p text:style-name="Footnote"><text:span text:style-name="ecrm-0800">http://creativecommons.org/about/licenses/ </text:span></text:p></text:note-body></text:note>
as of 2010-07-01. Documentation is defined as any:
     </text:p>
      <!--l. 38
-->
      <text:list text:style-name="Itemize">
        <text:list-item>
          <text:p text:style-name="Inside-itemize">Specification  document,  specification  companion  such  as  an  enclosure,
     attachment or summary document.
     </text:p>
        </text:list-item>
        <text:list-item>
          <text:p text:style-name="Inside-itemize">Software documentation
     </text:p>
        </text:list-item>
        <text:list-item>
          <text:p text:style-name="Inside-itemize">Installation instructions</text:p>
        </text:list-item>
      </text:list>
      <!--l. 42
-->
      <text:p text:style-name="Text-body">
     </text:p>
      <text:list text:style-name="description" text:name="description">
        <text:list-item>
          <text:h text:style-name="dt">
<text:span text:style-name="ecbx-1000">Notice:</text:span> </text:h>
          <!--dd 
class="description"
-->
          <!--l. 43
-->
          <text:p text:style-name="dd">It is highly suggested to not use the Attribution Non-Commercial No
     Derivatives  aka.  cc  by-nc-nd  since  this  license  does  not  provide  for
     translations.</text:p>
          <!--/dd
-->
        </text:list-item>
      </text:list>
      <!--l. 48
-->
      <text:p text:style-name="Text-body">
   </text:p>
      <!--end of section*
-->
      <!--start of section*
-->
      <text:h text:style-name="Heading-2" text:outline-level="2"><text:reference-mark text:name="x1-2000"> </text:reference-mark>Source Code </text:h>
      <!--l. 50
-->
      <text:p text:style-name="Text-body">All original source code in any language must use one of the licenses approved
by The Open Source Initiative (OSI) in the category of “License that are
popular and widely used or with strong communities” as found on the OSI
website<text:reference-mark text:name="x1-2001f3"> </text:reference-mark><text:note text:note-class="footnote" text:id="fn3x0"><text:note-citation>3</text:note-citation><text:note-body> <text:p text:style-name="Footnote"><text:span text:style-name="ecrm-0800">http://www.opensource.org/licenses/category </text:span></text:p></text:note-body></text:note>
as of 2010-07-01.
</text:p>
      <!--l. 57
-->
      <text:p text:style-name="First-line-indent">   Original source code is defined as newly created programming language and
textual comments in the file, by the contributing author.

</text:p>
      <!--l. 60
-->
      <text:p text:style-name="First-line-indent">   All redistributed source code in any language must use one of the
licenses approved by The Open Source Initiative (OSI) as found on the OSI
website<text:reference-mark text:name="x1-2002f4"> </text:reference-mark><text:note text:note-class="footnote" text:id="fn4x0"><text:note-citation>4</text:note-citation><text:note-body> <text:p text:style-name="Footnote"><text:span text:style-name="ecrm-0800">http://www.opensource.org/licenses/category </text:span></text:p></text:note-body></text:note>
as of 2010-07-01.
</text:p>
      <!--l. 66
-->
      <text:p text:style-name="First-line-indent">   The contributor is responsible for insuring that all source code contributed to the
MLHIM project is in compliance with the original author’s license(s).
</text:p>
      <!--l. 70
-->
      <text:p text:style-name="Text-body">
   </text:p>
      <!--end of section*
-->
      <!--start of section*
-->
      <text:h text:style-name="Heading-2" text:outline-level="2"><text:reference-mark text:name="x1-3000"> </text:reference-mark>Knowledge Artifacts </text:h>
      <!--l. 72
-->
      <text:p text:style-name="Text-body">Knowledge artifacts are defined as those components that are intended as constraint
definitions against the MLHIM Reference Model. These will typically be but are not
limited to:
     </text:p>
      <!--l. 76
-->
      <text:list text:style-name="Itemize">
        <text:list-item>
          <text:p text:style-name="Inside-itemize">Concept Constraint Definitions (CCDs)
     </text:p>
        </text:list-item>
        <text:list-item>
          <text:p text:style-name="Inside-itemize">Template Constraint Definitions (TCDs)</text:p>
        </text:list-item>
      </text:list>
      <!--l. 79
-->
      <text:p text:style-name="Text-body">All knowledge artifacts must carry any one of the six licenses as defined on the Creative Commons
International website<text:reference-mark text:name="x1-3001f5"> </text:reference-mark><text:note text:note-class="footnote" text:id="fn5x0"><text:note-citation>5</text:note-citation><text:note-body> <text:p text:style-name="Footnote"><text:span text:style-name="ecrm-0800">http://creativecommons.org/about/licenses/ </text:span></text:p></text:note-body></text:note>
as of 2010-07-01.
     </text:p>
      <text:list text:style-name="description" text:name="description">
        <text:list-item>
          <text:h text:style-name="dt">
<text:span text:style-name="ecbx-1000">Notice:</text:span> </text:h>
          <!--dd 
class="description"
-->
          <!--l. 84
-->
          <text:p text:style-name="dd">It is highly suggested to not use the Attribution Non-Commercial No
     Derivatives  aka.  cc  by-nc-nd  since  this  license  does  not  provide  for
     translations.</text:p>
          <!--/dd
-->
        </text:list-item>
      </text:list>
      <!--l. 89
-->
      <text:p text:style-name="Text-body">
   </text:p>
      <!--end of section*
-->
      <!--start of section*
-->
      <text:h text:style-name="Heading-2" text:outline-level="2"><text:reference-mark text:name="x1-4000"> </text:reference-mark>Website Content </text:h>
      <!--l. 91
-->
      <text:p text:style-name="Text-body">All MLHIM umbrella project website content is licensed, with or without a specific
notice on the content in question, under the Attribution Non-Commercial Share Alike
aka. cc by-nc-sa Copyright for website content is shared among all MLHIM owners1. ,
whether or not they actually performed editing functions on the website in
question.

</text:p>
      <!--l. 98
-->
      <text:p text:style-name="Text-body">
   </text:p>
      <!--end of section*
-->
      <!--start of section*
-->
      <text:h text:style-name="Heading-2" text:outline-level="2"><text:reference-mark text:name="x1-5000"> </text:reference-mark>Original Author’s Rights </text:h>
      <!--l. 100
-->
      <text:p text:style-name="Text-body">In all cases except website content, the original copyright resides with the original
author or the original author’s designee and at the author’s discretion, any
contributing authors.
</text:p>
      <!--l. 104
-->
      <text:p text:style-name="First-line-indent">   The official published copy of this document is distributed in PDF format
and is signed by one of the following individuals using their GnuPG public
key
     </text:p>
      <!--l. 108
-->
      <text:list text:style-name="Itemize">
        <text:list-item>
          <text:p text:style-name="Inside-itemize">Luciana Cavalini - Key Id: ——–
     </text:p>
        </text:list-item>
        <text:list-item>
          <text:p text:style-name="Inside-itemize">Timothy Cook - Key Id: 43A86703
     </text:p>
        </text:list-item>
        <text:list-item>
          <text:p text:style-name="Inside-itemize">Roger Erens - Key Id: D470F351
     </text:p>
        </text:list-item>
        <text:list-item>
          <text:p text:style-name="Inside-itemize">Sergio Freire - Key Id: 271A6567</text:p>
        </text:list-item>
      </text:list>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MLHIM_LicenseWhitePaper.tex, options: xhtml,ooffice,html,refcaption 
(http://www.cse.ohio-state.edu/~gurari/TeX4ht/)  
</meta:initial-creator>
    <meta:generator>TeX4ht from MLHIM_LicenseWhitePaper.tex, options: xhtml,ooffice,html,refcaption 
(http://www.cse.ohio-state.edu/~gurari/TeX4ht/)  
</meta:generator>
    <meta:creation-date>2011-02-27 15:18:00</meta:creation-date>
    <dc:date>2011-02-27 15:18:00</dc:date>
  </office:meta>
</office:document-meta>
</file>